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E000001DFB6325823C7B505A8.png" manifest:media-type="image/png"/>
  <manifest:file-entry manifest:full-path="Pictures/10000000000001C30000012CFD3A2D1F22736982.png" manifest:media-type="image/png"/>
  <manifest:file-entry manifest:full-path="Pictures/100000000000022A000001014F03C6DD1A2AAA4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2a6099" loext:opacity="100%" fo:font-size="22pt" fo:font-weight="normal" style:font-size-asian="22pt" style:font-weight-asian="normal" style:font-size-complex="22pt" style:font-weight-complex="normal"/>
    </style:style>
    <style:style style:name="P3" style:family="paragraph">
      <loext:graphic-properties draw:fill="none" draw:fill-color="#ffffff"/>
      <style:text-properties fo:color="#2a6099" loext:opacity="100%" fo:font-size="22pt" fo:font-weight="normal" style:font-size-asian="22pt" style:font-weight-asian="normal" style:font-size-complex="22pt" style:font-weight-complex="normal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loext:graphic-properties draw:fill="none" draw:fill-color="#ffffff"/>
      <style:text-properties fo:font-weight="normal" style:font-weight-asian="normal" style:font-weight-complex="normal"/>
    </style:style>
    <style:style style:name="T1" style:family="text">
      <style:text-properties fo:color="#2a6099" loext:opacity="100%"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657cm" svg:height="6.799cm" svg:x="3.562cm" svg:y="6.691cm">
          <draw:image xlink:href="Pictures/100000000000022A000001014F03C6DD1A2AAA43.png" xlink:type="simple" xlink:show="embed" xlink:actuate="onLoad" draw:mime-type="image/png">
            <text:p/>
          </draw:image>
        </draw:frame>
        <draw:frame draw:style-name="gr2" draw:text-style-name="P3" draw:layer="layout" svg:width="6.667cm" svg:height="1.27cm" svg:x="7.985cm" svg:y="1.635cm">
          <draw:text-box>
            <text:p text:style-name="P2"><text:span text:style-name="T1">Stack Operations</text:span></text:p>
          </draw:text-box>
        </draw:frame>
        <draw:frame draw:style-name="gr3" draw:text-style-name="P5" draw:layer="layout" svg:width="14.605cm" svg:height="0.962cm" svg:x="3.857cm" svg:y="4.492cm">
          <draw:text-box>
            <text:p text:style-name="P4"><text:span text:style-name="T2">Push(): </text:span><text:span text:style-name="T3">Insert data </text:span><text:span text:style-name="T3">onto stack.</text:span></text:p>
          </draw:text-box>
        </draw:frame>
      </draw:page>
      <draw:page draw:name="page2" draw:style-name="dp1" draw:master-page-name="Default">
        <draw:frame draw:style-name="gr2" draw:text-style-name="P7" draw:layer="layout" svg:width="15.24cm" svg:height="1.673cm" svg:x="3.005cm" svg:y="2.587cm">
          <draw:text-box>
            <text:p text:style-name="P6"><text:span text:style-name="T2">Pop(): </text:span><text:span text:style-name="T3">Removes and </text:span><text:span text:style-name="T3">returned last inserted </text:span><text:span text:style-name="T3">element from the </text:span><text:span text:style-name="T3">stack</text:span></text:p>
          </draw:text-box>
        </draw:frame>
        <draw:frame draw:style-name="gr1" draw:text-style-name="P1" draw:layer="layout" svg:width="11.932cm" svg:height="7.937cm" svg:x="4.492cm" svg:y="6.08cm">
          <draw:image xlink:href="Pictures/10000000000001C30000012CFD3A2D1F22736982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6.879cm" svg:height="12.673cm" svg:x="3.54cm" svg:y="5.789cm">
          <draw:image xlink:href="Pictures/100000000000027E000001DFB6325823C7B505A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5T22:18:54.675609094</meta:creation-date>
    <dc:date>2023-05-15T22:29:46.237479490</dc:date>
    <meta:editing-duration>PT41S</meta:editing-duration>
    <meta:editing-cycles>1</meta:editing-cycles>
    <meta:document-statistic meta:object-count="6"/>
    <meta:generator>LibreOffice/7.3.7.2$Linux_X86_64 LibreOffice_project/30$Build-2</meta:generator>
  </office:meta>
</office:document-meta>
</file>